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2pt"/>
    </style:style>
    <style:style style:name="co2" style:family="table-column">
      <style:table-column-properties fo:break-before="auto" style:column-width="37.39pt"/>
    </style:style>
    <style:style style:name="co3" style:family="table-column">
      <style:table-column-properties fo:break-before="auto" style:column-width="82.49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72pt"/>
    </style:style>
    <style:style style:name="co6" style:family="table-column">
      <style:table-column-properties fo:break-before="auto" style:column-width="96.75pt"/>
    </style:style>
    <style:style style:name="co7" style:family="table-column">
      <style:table-column-properties fo:break-before="auto" style:column-width="14.26pt"/>
    </style:style>
    <style:style style:name="co8" style:family="table-column">
      <style:table-column-properties fo:break-before="auto" style:column-width="104.51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end" fo:margin-left="0p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 style:data-style-name="N2"/>
    <style:style style:name="ce9" style:family="table-cell" style:parent-style-name="Default" style:data-style-name="N2">
      <style:table-cell-properties fo:background-color="transparent"/>
    </style:style>
    <style:style style:name="ce10" style:family="table-cell" style:parent-style-name="Default" style:data-style-name="N129"/>
    <style:style style:name="ce11" style:family="table-cell" style:parent-style-name="Default" style:data-style-name="N129">
      <style:table-cell-properties style:text-align-source="fix" style:repeat-content="false"/>
      <style:paragraph-properties fo:text-align="end" fo:margin-left="0pt"/>
    </style:style>
    <style:style style:name="ce12" style:family="table-cell" style:parent-style-name="Default" style:data-style-name="N129">
      <style:table-cell-properties fo:background-color="#99ff66"/>
    </style:style>
    <style:style style:name="ce13" style:family="table-cell" style:parent-style-name="Default" style:data-style-name="N1">
      <style:table-cell-properties fo:background-color="#99ff66"/>
    </style:style>
    <style:style style:name="ce14" style:family="table-cell" style:parent-style-name="Default" style:data-style-name="N129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5" style:family="table-cell" style:parent-style-name="Default" style:data-style-name="N1"/>
    <style:style style:name="ce16" style:family="table-cell" style:parent-style-name="Default" style:data-style-name="N2">
      <style:table-cell-properties fo:background-color="#99ff66"/>
    </style:style>
    <style:style style:name="ce17" style:family="table-cell" style:parent-style-name="Default">
      <style:table-cell-properties fo:background-color="#99ff66"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99ff66"/>
    </style:style>
    <style:style style:name="ce2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2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Default"/>
        <table:table-column table:style-name="co5" table:default-cell-style-name="ce10"/>
        <table:table-column table:style-name="co6" table:default-cell-style-name="ce2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ize</text:p>
          </table:table-cell>
          <table:table-cell table:style-name="ce1" office:value-type="string" calcext:value-type="string">
            <text:p># of 2 MiB</text:p>
          </table:table-cell>
          <table:table-cell table:style-name="ce11" office:value-type="string" calcext:value-type="string">
            <text:p>Size</text:p>
          </table:table-cell>
          <table:table-cell/>
          <table:table-cell table:style-name="ce1" office:value-type="string" calcext:value-type="string">
            <text:p>2 MiB Start</text:p>
          </table:table-cell>
          <table:table-cell table:style-name="ce1"/>
          <table:table-cell/>
        </table:table-row>
        <table:table-row table:style-name="ro1">
          <table:table-cell table:number-columns-repeated="9"/>
          <table:table-cell table:style-name="ce1" table:number-columns-repeated="2"/>
          <table:table-cell/>
        </table:table-row>
        <table:table-row table:style-name="ro1">
          <table:table-cell table:number-columns-repeated="3"/>
          <table:table-cell office:value-type="string" calcext:value-type="string">
            <text:p>Data</text:p>
          </table:table-cell>
          <table:table-cell office:value-type="string" calcext:value-type="string">
            <text:p>Partition</text:p>
          </table:table-cell>
          <table:table-cell table:formula="of:=4096*[.G4]" office:value-type="float" office:value="1924300800" calcext:value-type="float">
            <text:p>1924300800</text:p>
          </table:table-cell>
          <table:table-cell table:style-name="ce7" office:value-type="float" office:value="469800" calcext:value-type="float">
            <text:p>469800</text:p>
          </table:table-cell>
          <table:table-cell table:style-name="ce12" table:formula="of:=[.F4]/2/1024/1024" office:value-type="float" office:value="917.578125" calcext:value-type="float">
            <text:p>917.578</text:p>
          </table:table-cell>
          <table:table-cell table:style-name="ce17" office:value-type="string" calcext:value-type="string">
            <text:p>GiB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7" office:value-type="float" office:value="6" calcext:value-type="float">
            <text:p>6</text:p>
          </table:table-cell>
          <table:table-cell table:style-name="ce13" table:formula="of:=[.H4]*[.G5]" office:value-type="float" office:value="5505.46875" calcext:value-type="float">
            <text:p>5505</text:p>
          </table:table-cell>
          <table:table-cell table:style-name="ce17" office:value-type="string" calcext:value-type="string">
            <text:p>GiB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3" office:value-type="string" calcext:value-type="string">
            <text:p>Start Sector</text:p>
          </table:table-cell>
          <table:table-cell table:style-name="ce3" office:value-type="string" calcext:value-type="string">
            <text:p>End Sector</text:p>
          </table:table-cell>
          <table:table-cell table:style-name="ce3" office:value-type="string" calcext:value-type="string">
            <text:p>Size, Sectors</text:p>
          </table:table-cell>
          <table:table-cell table:style-name="ce3" office:value-type="string" calcext:value-type="string">
            <text:p>2 MiB Size</text:p>
          </table:table-cell>
          <table:table-cell table:style-name="ce14" office:value-type="string" calcext:value-type="string">
            <text:p>Size, MiB</text:p>
          </table:table-cell>
          <table:table-cell table:style-name="ce18" office:value-type="string" calcext:value-type="string">
            <text:p>Label</text:p>
          </table:table-cell>
          <table:table-cell table:style-name="ce3" office:value-type="string" calcext:value-type="string">
            <text:p>2 MiB Start</text:p>
          </table:table-cell>
          <table:table-cell/>
          <table:table-cell table:style-name="ce20" office:value-type="string" calcext:value-type="string">
            <text:p>Format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HGST</text:p>
          </table:table-cell>
          <table:table-cell office:value-type="string" calcext:value-type="string">
            <text:p>724040ALE640</text:p>
          </table:table-cell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DN</text:p>
          </table:table-cell>
          <table:table-cell table:style-name="ce4" office:value-type="float" office:value="7814037168" calcext:value-type="float">
            <text:p>7814037168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formula="of:=[.D11]+[.F11]-1" office:value-type="float" office:value="2047" calcext:value-type="float">
            <text:p>2047</text:p>
          </table:table-cell>
          <table:table-cell table:formula="of:=4096*[.G11]" office:value-type="float" office:value="1024" calcext:value-type="float">
            <text:p>1024</text:p>
          </table:table-cell>
          <table:table-cell table:style-name="ce7" office:value-type="float" office:value="0.25" calcext:value-type="float">
            <text:p>0.25</text:p>
          </table:table-cell>
          <table:table-cell table:style-name="ce15" table:formula="of:=[.F11]/2/1024" office:value-type="float" office:value="0.5" calcext:value-type="float">
            <text:p>1</text:p>
          </table:table-cell>
          <table:table-cell office:value-type="string" calcext:value-type="string">
            <text:p>bios_grub</text:p>
          </table:table-cell>
          <table:table-cell table:style-name="ce19" table:formula="of:=[.$D11]/4096" office:value-type="float" office:value="0.25" calcext:value-type="float">
            <text:p>0.25</text:p>
          </table:table-cell>
          <table:table-cell/>
          <table:table-cell office:value-type="string" calcext:value-type="string">
            <text:p>No format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[.D11]+[.F11]" office:value-type="float" office:value="2048" calcext:value-type="float">
            <text:p>2048</text:p>
          </table:table-cell>
          <table:table-cell table:formula="of:=[.D12]+[.F12]-1" office:value-type="float" office:value="1130495" calcext:value-type="float">
            <text:p>1130495</text:p>
          </table:table-cell>
          <table:table-cell table:formula="of:=4096*[.G12]" office:value-type="float" office:value="1128448" calcext:value-type="float">
            <text:p>1128448</text:p>
          </table:table-cell>
          <table:table-cell table:style-name="ce7" office:value-type="float" office:value="275.5" calcext:value-type="float">
            <text:p>275.5</text:p>
          </table:table-cell>
          <table:table-cell table:style-name="ce15" table:formula="of:=[.F12]/2/1024" office:value-type="float" office:value="551" calcext:value-type="float">
            <text:p>551</text:p>
          </table:table-cell>
          <table:table-cell office:value-type="string" calcext:value-type="string">
            <text:p>EFI System Part</text:p>
          </table:table-cell>
          <table:table-cell table:style-name="ce19" table:formula="of:=[.$D12]/4096" office:value-type="float" office:value="0.5" calcext:value-type="float">
            <text:p>0.5</text:p>
          </table:table-cell>
          <table:table-cell/>
          <table:table-cell office:value-type="string" calcext:value-type="string">
            <text:p>FAT32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[.D12]+[.F12]" office:value-type="float" office:value="1130496" calcext:value-type="float">
            <text:p>1130496</text:p>
          </table:table-cell>
          <table:table-cell table:formula="of:=[.D13]+[.F13]-1" office:value-type="float" office:value="3227647" calcext:value-type="float">
            <text:p>3227647</text:p>
          </table:table-cell>
          <table:table-cell table:formula="of:=4096*[.G13]" office:value-type="float" office:value="2097152" calcext:value-type="float">
            <text:p>2097152</text:p>
          </table:table-cell>
          <table:table-cell table:style-name="ce7" office:value-type="float" office:value="512" calcext:value-type="float">
            <text:p>512</text:p>
          </table:table-cell>
          <table:table-cell table:style-name="ce15" table:formula="of:=[.F13]/2/1024" office:value-type="float" office:value="1024" calcext:value-type="float">
            <text:p>1024</text:p>
          </table:table-cell>
          <table:table-cell office:value-type="string" calcext:value-type="string">
            <text:p>Linux Boot Part</text:p>
          </table:table-cell>
          <table:table-cell table:style-name="ce19" table:formula="of:=[.$D13]/4096" office:value-type="float" office:value="276" calcext:value-type="float">
            <text:p>276</text:p>
          </table:table-cell>
          <table:table-cell/>
          <table:table-cell office:value-type="string" calcext:value-type="string">
            <text:p>Ext4 on RAID-1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[.D13]+[.F13]" office:value-type="float" office:value="3227648" calcext:value-type="float">
            <text:p>3227648</text:p>
          </table:table-cell>
          <table:table-cell table:formula="of:=[.D14]+[.F14]-1" office:value-type="float" office:value="53559295" calcext:value-type="float">
            <text:p>53559295</text:p>
          </table:table-cell>
          <table:table-cell table:formula="of:=4096*[.G14]" office:value-type="float" office:value="50331648" calcext:value-type="float">
            <text:p>50331648</text:p>
          </table:table-cell>
          <table:table-cell table:style-name="ce7" office:value-type="float" office:value="12288" calcext:value-type="float">
            <text:p>12288</text:p>
          </table:table-cell>
          <table:table-cell table:style-name="ce15" table:formula="of:=[.F14]/2/1024" office:value-type="float" office:value="24576" calcext:value-type="float">
            <text:p>24576</text:p>
          </table:table-cell>
          <table:table-cell office:value-type="string" calcext:value-type="string">
            <text:p>Linux OS Part</text:p>
          </table:table-cell>
          <table:table-cell table:style-name="ce19" table:formula="of:=[.$D14]/4096" office:value-type="float" office:value="788" calcext:value-type="float">
            <text:p>788</text:p>
          </table:table-cell>
          <table:table-cell/>
          <table:table-cell office:value-type="string" calcext:value-type="string">
            <text:p>LVM on RAID-1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[.D14]+[.F14]" office:value-type="float" office:value="53559296" calcext:value-type="float">
            <text:p>53559296</text:p>
          </table:table-cell>
          <table:table-cell table:formula="of:=[.D15]+[.F15]-1" office:value-type="float" office:value="1977860095" calcext:value-type="float">
            <text:p>1977860095</text:p>
          </table:table-cell>
          <table:table-cell table:formula="of:=4096*[.G15]" office:value-type="float" office:value="1924300800" calcext:value-type="float">
            <text:p>1924300800</text:p>
          </table:table-cell>
          <table:table-cell table:formula="of:=[.G$4]" office:value-type="float" office:value="469800" calcext:value-type="float">
            <text:p>469800</text:p>
          </table:table-cell>
          <table:table-cell table:style-name="ce15" table:formula="of:=[.F15]/2/1024" office:value-type="float" office:value="939600" calcext:value-type="float">
            <text:p>939600</text:p>
          </table:table-cell>
          <table:table-cell office:value-type="string" calcext:value-type="string">
            <text:p>Linux Data Part</text:p>
          </table:table-cell>
          <table:table-cell table:style-name="ce19" table:formula="of:=[.$D15]/4096" office:value-type="float" office:value="13076" calcext:value-type="float">
            <text:p>13076</text:p>
          </table:table-cell>
          <table:table-cell/>
          <table:table-cell office:value-type="string" calcext:value-type="string">
            <text:p>LVM on RAID-1(+0)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[.D15]+[.F15]" office:value-type="float" office:value="1977860096" calcext:value-type="float">
            <text:p>1977860096</text:p>
          </table:table-cell>
          <table:table-cell table:formula="of:=[.D16]+[.F16]-1" office:value-type="float" office:value="3902160895" calcext:value-type="float">
            <text:p>3902160895</text:p>
          </table:table-cell>
          <table:table-cell table:formula="of:=4096*[.G16]" office:value-type="float" office:value="1924300800" calcext:value-type="float">
            <text:p>1924300800</text:p>
          </table:table-cell>
          <table:table-cell table:formula="of:=[.G$4]" office:value-type="float" office:value="469800" calcext:value-type="float">
            <text:p>469800</text:p>
          </table:table-cell>
          <table:table-cell table:style-name="ce15" table:formula="of:=[.F16]/2/1024" office:value-type="float" office:value="939600" calcext:value-type="float">
            <text:p>939600</text:p>
          </table:table-cell>
          <table:table-cell office:value-type="string" calcext:value-type="string">
            <text:p>Linux Data Part</text:p>
          </table:table-cell>
          <table:table-cell table:style-name="ce6" table:formula="of:=[.$D16]/4096" office:value-type="float" office:value="482876" calcext:value-type="float">
            <text:p>482876</text:p>
          </table:table-cell>
          <table:table-cell/>
          <table:table-cell office:value-type="string" calcext:value-type="string">
            <text:p>LVM on RAID-1(+0)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[.D16]+[.F16]" office:value-type="float" office:value="3902160896" calcext:value-type="float">
            <text:p>3902160896</text:p>
          </table:table-cell>
          <table:table-cell table:formula="of:=[.D17]+[.F17]-1" office:value-type="float" office:value="5826461695" calcext:value-type="float">
            <text:p>5826461695</text:p>
          </table:table-cell>
          <table:table-cell table:formula="of:=4096*[.G17]" office:value-type="float" office:value="1924300800" calcext:value-type="float">
            <text:p>1924300800</text:p>
          </table:table-cell>
          <table:table-cell table:formula="of:=[.G$4]" office:value-type="float" office:value="469800" calcext:value-type="float">
            <text:p>469800</text:p>
          </table:table-cell>
          <table:table-cell table:style-name="ce15" table:formula="of:=[.F17]/2/1024" office:value-type="float" office:value="939600" calcext:value-type="float">
            <text:p>939600</text:p>
          </table:table-cell>
          <table:table-cell office:value-type="string" calcext:value-type="string">
            <text:p>Linux Data Part</text:p>
          </table:table-cell>
          <table:table-cell table:formula="of:=[.$D17]/4096" office:value-type="float" office:value="952676" calcext:value-type="float">
            <text:p>952676</text:p>
          </table:table-cell>
          <table:table-cell/>
          <table:table-cell office:value-type="string" calcext:value-type="string">
            <text:p>LVM on RAID-1(+0)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[.D17]+[.F17]" office:value-type="float" office:value="5826461696" calcext:value-type="float">
            <text:p>5826461696</text:p>
          </table:table-cell>
          <table:table-cell table:formula="of:=[.D18]+[.F18]-1" office:value-type="float" office:value="7750762495" calcext:value-type="float">
            <text:p>7750762495</text:p>
          </table:table-cell>
          <table:table-cell table:formula="of:=4096*[.G18]" office:value-type="float" office:value="1924300800" calcext:value-type="float">
            <text:p>1924300800</text:p>
          </table:table-cell>
          <table:table-cell table:formula="of:=[.G$4]" office:value-type="float" office:value="469800" calcext:value-type="float">
            <text:p>469800</text:p>
          </table:table-cell>
          <table:table-cell table:style-name="ce15" table:formula="of:=[.F18]/2/1024" office:value-type="float" office:value="939600" calcext:value-type="float">
            <text:p>939600</text:p>
          </table:table-cell>
          <table:table-cell office:value-type="string" calcext:value-type="string">
            <text:p>Linux Data Part</text:p>
          </table:table-cell>
          <table:table-cell table:formula="of:=[.$D18]/4096" office:value-type="float" office:value="1422476" calcext:value-type="float">
            <text:p>1422476</text:p>
          </table:table-cell>
          <table:table-cell/>
          <table:table-cell office:value-type="string" calcext:value-type="string">
            <text:p>LVM on RAID-1(+0)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[.D18]+[.F18]" office:value-type="float" office:value="7750762496" calcext:value-type="float">
            <text:p>7750762496</text:p>
          </table:table-cell>
          <table:table-cell office:value-type="float" office:value="7814037134" calcext:value-type="float">
            <text:p>7814037134</text:p>
          </table:table-cell>
          <table:table-cell table:formula="of:=[.E19]-[.D19]+1" office:value-type="float" office:value="63274639" calcext:value-type="float">
            <text:p>63274639</text:p>
          </table:table-cell>
          <table:table-cell table:formula="of:=[.G$4]" office:value-type="float" office:value="469800" calcext:value-type="float">
            <text:p>469800</text:p>
          </table:table-cell>
          <table:table-cell table:style-name="ce15" table:formula="of:=[.F19]/2/1024" office:value-type="float" office:value="30895.8198242187" calcext:value-type="float">
            <text:p>30896</text:p>
          </table:table-cell>
          <table:table-cell office:value-type="string" calcext:value-type="string">
            <text:p>Thumbs Part</text:p>
          </table:table-cell>
          <table:table-cell table:formula="of:=[.$D19]/4096" office:value-type="float" office:value="1892276" calcext:value-type="float">
            <text:p>1892276</text:p>
          </table:table-cell>
          <table:table-cell/>
          <table:table-cell office:value-type="string" calcext:value-type="string">
            <text:p>NTFS on LVM</text:p>
          </table:table-cell>
        </table:table-row>
        <table:table-row table:style-name="ro1">
          <table:table-cell table:number-columns-repeated="5"/>
          <table:table-cell table:style-name="ce5" table:formula="of:=[.D10]-[.E19]" office:value-type="float" office:value="34" calcext:value-type="float">
            <text:p>34</text:p>
          </table:table-cell>
          <table:table-cell table:style-name="ce8"/>
          <table:table-cell table:style-name="ce16" table:formula="of:=2*[.H19]/1024" office:value-type="float" office:value="60.3433980941773" calcext:value-type="float">
            <text:p>60.34</text:p>
          </table:table-cell>
          <table:table-cell table:style-name="ce17" office:value-type="string" calcext:value-type="string">
            <text:p>GiB</text:p>
          </table:table-cell>
          <table:table-cell table:style-name="ce8"/>
          <table:table-cell table:number-columns-repeated="2"/>
        </table:table-row>
        <table:table-row table:style-name="ro1">
          <table:table-cell table:number-columns-repeated="5"/>
          <table:table-cell table:style-name="ce5"/>
          <table:table-cell table:style-name="ce8"/>
          <table:table-cell table:style-name="ce12" table:formula="of:=SUM([.H15:.H18])/1024" office:value-type="float" office:value="3670.3125" calcext:value-type="float">
            <text:p>3670.313</text:p>
          </table:table-cell>
          <table:table-cell table:style-name="ce17" office:value-type="string" calcext:value-type="string">
            <text:p>GiB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WD</text:p>
          </table:table-cell>
          <table:table-cell office:value-type="string" calcext:value-type="string">
            <text:p>WD30EFRX-68A</text:p>
          </table:table-cell>
          <table:table-cell/>
          <table:table-cell table:style-name="ce5"/>
          <table:table-cell table:style-name="ce8"/>
          <table:table-cell table:number-columns-repeated="5"/>
        </table:table-row>
        <table:table-row table:style-name="ro1">
          <table:table-cell table:number-columns-repeated="3"/>
          <table:table-cell table:style-name="ce4" office:value-type="float" office:value="5860533168" calcext:value-type="float">
            <text:p>5860533168</text:p>
          </table:table-cell>
          <table:table-cell/>
          <table:table-cell table:style-name="ce6"/>
          <table:table-cell table:style-name="ce9"/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formula="of:=[.D24]+[.F24]-1" office:value-type="float" office:value="2047" calcext:value-type="float">
            <text:p>2047</text:p>
          </table:table-cell>
          <table:table-cell table:formula="of:=4096*[.G24]" office:value-type="float" office:value="1024" calcext:value-type="float">
            <text:p>1024</text:p>
          </table:table-cell>
          <table:table-cell table:style-name="ce6" table:formula="of:=[.G11]" office:value-type="float" office:value="0.25" calcext:value-type="float">
            <text:p>0.25</text:p>
          </table:table-cell>
          <table:table-cell table:style-name="ce15" table:formula="of:=[.F24]/2/1024" office:value-type="float" office:value="0.5" calcext:value-type="float">
            <text:p>1</text:p>
          </table:table-cell>
          <table:table-cell office:value-type="string" calcext:value-type="string">
            <text:p>bios_grub</text:p>
          </table:table-cell>
          <table:table-cell table:style-name="ce19" table:formula="of:=[.$D24]/4096" office:value-type="float" office:value="0.25" calcext:value-type="float">
            <text:p>0.25</text:p>
          </table:table-cell>
          <table:table-cell/>
          <table:table-cell office:value-type="string" calcext:value-type="string">
            <text:p>No format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[.D24]+[.F24]" office:value-type="float" office:value="2048" calcext:value-type="float">
            <text:p>2048</text:p>
          </table:table-cell>
          <table:table-cell table:formula="of:=[.D25]+[.F25]-1" office:value-type="float" office:value="1130495" calcext:value-type="float">
            <text:p>1130495</text:p>
          </table:table-cell>
          <table:table-cell table:formula="of:=4096*[.G25]" office:value-type="float" office:value="1128448" calcext:value-type="float">
            <text:p>1128448</text:p>
          </table:table-cell>
          <table:table-cell table:style-name="ce6" table:formula="of:=[.G12]" office:value-type="float" office:value="275.5" calcext:value-type="float">
            <text:p>275.5</text:p>
          </table:table-cell>
          <table:table-cell table:style-name="ce15" table:formula="of:=[.F25]/2/1024" office:value-type="float" office:value="551" calcext:value-type="float">
            <text:p>551</text:p>
          </table:table-cell>
          <table:table-cell office:value-type="string" calcext:value-type="string">
            <text:p>EFI System Part</text:p>
          </table:table-cell>
          <table:table-cell table:style-name="ce19" table:formula="of:=[.$D25]/4096" office:value-type="float" office:value="0.5" calcext:value-type="float">
            <text:p>0.5</text:p>
          </table:table-cell>
          <table:table-cell/>
          <table:table-cell office:value-type="string" calcext:value-type="string">
            <text:p>FAT32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[.D25]+[.F25]" office:value-type="float" office:value="1130496" calcext:value-type="float">
            <text:p>1130496</text:p>
          </table:table-cell>
          <table:table-cell table:formula="of:=[.D26]+[.F26]-1" office:value-type="float" office:value="3227647" calcext:value-type="float">
            <text:p>3227647</text:p>
          </table:table-cell>
          <table:table-cell table:formula="of:=4096*[.G26]" office:value-type="float" office:value="2097152" calcext:value-type="float">
            <text:p>2097152</text:p>
          </table:table-cell>
          <table:table-cell table:style-name="ce6" table:formula="of:=[.G13]" office:value-type="float" office:value="512" calcext:value-type="float">
            <text:p>512</text:p>
          </table:table-cell>
          <table:table-cell table:style-name="ce15" table:formula="of:=[.F26]/2/1024" office:value-type="float" office:value="1024" calcext:value-type="float">
            <text:p>1024</text:p>
          </table:table-cell>
          <table:table-cell office:value-type="string" calcext:value-type="string">
            <text:p>Linux Boot Part</text:p>
          </table:table-cell>
          <table:table-cell table:style-name="ce19" table:formula="of:=[.$D26]/4096" office:value-type="float" office:value="276" calcext:value-type="float">
            <text:p>276</text:p>
          </table:table-cell>
          <table:table-cell/>
          <table:table-cell office:value-type="string" calcext:value-type="string">
            <text:p>Ext4 on RAID-1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[.D26]+[.F26]" office:value-type="float" office:value="3227648" calcext:value-type="float">
            <text:p>3227648</text:p>
          </table:table-cell>
          <table:table-cell table:formula="of:=[.D27]+[.F27]-1" office:value-type="float" office:value="53559295" calcext:value-type="float">
            <text:p>53559295</text:p>
          </table:table-cell>
          <table:table-cell table:formula="of:=4096*[.G27]" office:value-type="float" office:value="50331648" calcext:value-type="float">
            <text:p>50331648</text:p>
          </table:table-cell>
          <table:table-cell table:style-name="ce6" table:formula="of:=[.G14]" office:value-type="float" office:value="12288" calcext:value-type="float">
            <text:p>12288</text:p>
          </table:table-cell>
          <table:table-cell table:style-name="ce15" table:formula="of:=[.F27]/2/1024" office:value-type="float" office:value="24576" calcext:value-type="float">
            <text:p>24576</text:p>
          </table:table-cell>
          <table:table-cell office:value-type="string" calcext:value-type="string">
            <text:p>Linux OS Part</text:p>
          </table:table-cell>
          <table:table-cell table:style-name="ce19" table:formula="of:=[.$D27]/4096" office:value-type="float" office:value="788" calcext:value-type="float">
            <text:p>788</text:p>
          </table:table-cell>
          <table:table-cell/>
          <table:table-cell office:value-type="string" calcext:value-type="string">
            <text:p>LVM on RAID-1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[.D27]+[.F27]" office:value-type="float" office:value="53559296" calcext:value-type="float">
            <text:p>53559296</text:p>
          </table:table-cell>
          <table:table-cell table:formula="of:=[.D28]+[.F28]-1" office:value-type="float" office:value="1977860095" calcext:value-type="float">
            <text:p>1977860095</text:p>
          </table:table-cell>
          <table:table-cell table:formula="of:=4096*[.G28]" office:value-type="float" office:value="1924300800" calcext:value-type="float">
            <text:p>1924300800</text:p>
          </table:table-cell>
          <table:table-cell table:style-name="ce6" table:formula="of:=[.G$4]" office:value-type="float" office:value="469800" calcext:value-type="float">
            <text:p>469800</text:p>
          </table:table-cell>
          <table:table-cell table:style-name="ce15" table:formula="of:=[.F28]/2/1024" office:value-type="float" office:value="939600" calcext:value-type="float">
            <text:p>939600</text:p>
          </table:table-cell>
          <table:table-cell office:value-type="string" calcext:value-type="string">
            <text:p>Linux Data Part</text:p>
          </table:table-cell>
          <table:table-cell table:style-name="ce19" table:formula="of:=[.$D28]/4096" office:value-type="float" office:value="13076" calcext:value-type="float">
            <text:p>13076</text:p>
          </table:table-cell>
          <table:table-cell/>
          <table:table-cell office:value-type="string" calcext:value-type="string">
            <text:p>LVM on RAID-1(+0)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[.D28]+[.F28]" office:value-type="float" office:value="1977860096" calcext:value-type="float">
            <text:p>1977860096</text:p>
          </table:table-cell>
          <table:table-cell table:formula="of:=[.D29]+[.F29]-1" office:value-type="float" office:value="3902160895" calcext:value-type="float">
            <text:p>3902160895</text:p>
          </table:table-cell>
          <table:table-cell table:formula="of:=4096*[.G29]" office:value-type="float" office:value="1924300800" calcext:value-type="float">
            <text:p>1924300800</text:p>
          </table:table-cell>
          <table:table-cell table:style-name="ce6" table:formula="of:=[.G$4]" office:value-type="float" office:value="469800" calcext:value-type="float">
            <text:p>469800</text:p>
          </table:table-cell>
          <table:table-cell table:style-name="ce15" table:formula="of:=[.F29]/2/1024" office:value-type="float" office:value="939600" calcext:value-type="float">
            <text:p>939600</text:p>
          </table:table-cell>
          <table:table-cell office:value-type="string" calcext:value-type="string">
            <text:p>Linux Data Part</text:p>
          </table:table-cell>
          <table:table-cell table:style-name="ce6" table:formula="of:=[.$D29]/4096" office:value-type="float" office:value="482876" calcext:value-type="float">
            <text:p>482876</text:p>
          </table:table-cell>
          <table:table-cell/>
          <table:table-cell office:value-type="string" calcext:value-type="string">
            <text:p>LVM on RAID-1(+0)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[.D29]+[.F29]" office:value-type="float" office:value="3902160896" calcext:value-type="float">
            <text:p>3902160896</text:p>
          </table:table-cell>
          <table:table-cell table:formula="of:=[.D30]+[.F30]-1" office:value-type="float" office:value="5826461695" calcext:value-type="float">
            <text:p>5826461695</text:p>
          </table:table-cell>
          <table:table-cell table:formula="of:=4096*[.G30]" office:value-type="float" office:value="1924300800" calcext:value-type="float">
            <text:p>1924300800</text:p>
          </table:table-cell>
          <table:table-cell table:style-name="ce6" table:formula="of:=[.G$4]" office:value-type="float" office:value="469800" calcext:value-type="float">
            <text:p>469800</text:p>
          </table:table-cell>
          <table:table-cell table:style-name="ce15" table:formula="of:=[.F30]/2/1024" office:value-type="float" office:value="939600" calcext:value-type="float">
            <text:p>939600</text:p>
          </table:table-cell>
          <table:table-cell office:value-type="string" calcext:value-type="string">
            <text:p>Linux Data Part</text:p>
          </table:table-cell>
          <table:table-cell table:formula="of:=[.$D30]/4096" office:value-type="float" office:value="952676" calcext:value-type="float">
            <text:p>952676</text:p>
          </table:table-cell>
          <table:table-cell/>
          <table:table-cell office:value-type="string" calcext:value-type="string">
            <text:p>LVM on RAID-1(+0)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[.D30]+[.F30]" office:value-type="float" office:value="5826461696" calcext:value-type="float">
            <text:p>5826461696</text:p>
          </table:table-cell>
          <table:table-cell office:value-type="float" office:value="5860533134" calcext:value-type="float">
            <text:p>5860533134</text:p>
          </table:table-cell>
          <table:table-cell table:formula="of:=[.E31]-[.D31]+1" office:value-type="float" office:value="34071439" calcext:value-type="float">
            <text:p>34071439</text:p>
          </table:table-cell>
          <table:table-cell table:style-name="ce6" table:formula="of:=[.G$4]" office:value-type="float" office:value="469800" calcext:value-type="float">
            <text:p>469800</text:p>
          </table:table-cell>
          <table:table-cell table:style-name="ce15" table:formula="of:=[.F31]/2/1024" office:value-type="float" office:value="16636.4448242188" calcext:value-type="float">
            <text:p>16636</text:p>
          </table:table-cell>
          <table:table-cell office:value-type="string" calcext:value-type="string">
            <text:p>Thumbs Part</text:p>
          </table:table-cell>
          <table:table-cell table:formula="of:=[.$D31]/4096" office:value-type="float" office:value="1422476" calcext:value-type="float">
            <text:p>1422476</text:p>
          </table:table-cell>
          <table:table-cell/>
          <table:table-cell office:value-type="string" calcext:value-type="string">
            <text:p>NTFS on LVM</text:p>
          </table:table-cell>
        </table:table-row>
        <table:table-row table:style-name="ro1">
          <table:table-cell table:number-columns-repeated="5"/>
          <table:table-cell table:style-name="ce5" table:formula="of:=[.D23]-[.E31]" office:value-type="float" office:value="34" calcext:value-type="float">
            <text:p>34</text:p>
          </table:table-cell>
          <table:table-cell table:style-name="ce8"/>
          <table:table-cell table:style-name="ce16" table:formula="of:=4*[.H31]/1024" office:value-type="float" office:value="64.9861125946045" calcext:value-type="float">
            <text:p>64.99</text:p>
          </table:table-cell>
          <table:table-cell table:style-name="ce17" office:value-type="string" calcext:value-type="string">
            <text:p>GiB</text:p>
          </table:table-cell>
          <table:table-cell table:style-name="ce8"/>
          <table:table-cell table:number-columns-repeated="2"/>
        </table:table-row>
        <table:table-row table:style-name="ro1">
          <table:table-cell table:number-columns-repeated="5"/>
          <table:table-cell table:style-name="ce5"/>
          <table:table-cell table:style-name="ce9"/>
          <table:table-cell table:style-name="ce12" table:formula="of:=SUM([.H28:.H30])/1024" office:value-type="float" office:value="2752.734375" calcext:value-type="float">
            <text:p>2752.734</text:p>
          </table:table-cell>
          <table:table-cell table:style-name="ce17" office:value-type="string" calcext:value-type="string">
            <text:p>GiB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WD</text:p>
          </table:table-cell>
          <table:table-cell office:value-type="string" calcext:value-type="string">
            <text:p>WD20EFRX-68A</text:p>
          </table:table-cell>
          <table:table-cell/>
          <table:table-cell table:style-name="ce5"/>
          <table:table-cell table:style-name="ce9"/>
          <table:table-cell table:number-columns-repeated="5"/>
        </table:table-row>
        <table:table-row table:style-name="ro1">
          <table:table-cell table:number-columns-repeated="3"/>
          <table:table-cell table:style-name="ce4" office:value-type="float" office:value="3907029168" calcext:value-type="float">
            <text:p>3907029168</text:p>
          </table:table-cell>
          <table:table-cell/>
          <table:table-cell table:style-name="ce6"/>
          <table:table-cell table:style-name="ce9"/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formula="of:=[.D36]+[.F36]-1" office:value-type="float" office:value="2047" calcext:value-type="float">
            <text:p>2047</text:p>
          </table:table-cell>
          <table:table-cell table:formula="of:=4096*[.G36]" office:value-type="float" office:value="1024" calcext:value-type="float">
            <text:p>1024</text:p>
          </table:table-cell>
          <table:table-cell table:style-name="ce6" table:formula="of:=[.G11]" office:value-type="float" office:value="0.25" calcext:value-type="float">
            <text:p>0.25</text:p>
          </table:table-cell>
          <table:table-cell table:style-name="ce15" table:formula="of:=[.F36]/2/1024" office:value-type="float" office:value="0.5" calcext:value-type="float">
            <text:p>1</text:p>
          </table:table-cell>
          <table:table-cell office:value-type="string" calcext:value-type="string">
            <text:p>bios_grub</text:p>
          </table:table-cell>
          <table:table-cell table:style-name="ce19" table:formula="of:=[.$D36]/4096" office:value-type="float" office:value="0.25" calcext:value-type="float">
            <text:p>0.25</text:p>
          </table:table-cell>
          <table:table-cell/>
          <table:table-cell office:value-type="string" calcext:value-type="string">
            <text:p>No format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[.D36]+[.F36]" office:value-type="float" office:value="2048" calcext:value-type="float">
            <text:p>2048</text:p>
          </table:table-cell>
          <table:table-cell table:formula="of:=[.D37]+[.F37]-1" office:value-type="float" office:value="1130495" calcext:value-type="float">
            <text:p>1130495</text:p>
          </table:table-cell>
          <table:table-cell table:formula="of:=4096*[.G37]" office:value-type="float" office:value="1128448" calcext:value-type="float">
            <text:p>1128448</text:p>
          </table:table-cell>
          <table:table-cell table:style-name="ce6" table:formula="of:=[.G12]" office:value-type="float" office:value="275.5" calcext:value-type="float">
            <text:p>275.5</text:p>
          </table:table-cell>
          <table:table-cell table:style-name="ce15" table:formula="of:=[.F37]/2/1024" office:value-type="float" office:value="551" calcext:value-type="float">
            <text:p>551</text:p>
          </table:table-cell>
          <table:table-cell office:value-type="string" calcext:value-type="string">
            <text:p>EFI System Part</text:p>
          </table:table-cell>
          <table:table-cell table:style-name="ce19" table:formula="of:=[.$D37]/4096" office:value-type="float" office:value="0.5" calcext:value-type="float">
            <text:p>0.5</text:p>
          </table:table-cell>
          <table:table-cell/>
          <table:table-cell office:value-type="string" calcext:value-type="string">
            <text:p>FAT32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[.D37]+[.F37]" office:value-type="float" office:value="1130496" calcext:value-type="float">
            <text:p>1130496</text:p>
          </table:table-cell>
          <table:table-cell table:formula="of:=[.D38]+[.F38]-1" office:value-type="float" office:value="3227647" calcext:value-type="float">
            <text:p>3227647</text:p>
          </table:table-cell>
          <table:table-cell table:formula="of:=4096*[.G38]" office:value-type="float" office:value="2097152" calcext:value-type="float">
            <text:p>2097152</text:p>
          </table:table-cell>
          <table:table-cell table:style-name="ce6" table:formula="of:=[.G13]" office:value-type="float" office:value="512" calcext:value-type="float">
            <text:p>512</text:p>
          </table:table-cell>
          <table:table-cell table:style-name="ce15" table:formula="of:=[.F38]/2/1024" office:value-type="float" office:value="1024" calcext:value-type="float">
            <text:p>1024</text:p>
          </table:table-cell>
          <table:table-cell office:value-type="string" calcext:value-type="string">
            <text:p>Linux Boot Part</text:p>
          </table:table-cell>
          <table:table-cell table:style-name="ce19" table:formula="of:=[.$D38]/4096" office:value-type="float" office:value="276" calcext:value-type="float">
            <text:p>276</text:p>
          </table:table-cell>
          <table:table-cell/>
          <table:table-cell office:value-type="string" calcext:value-type="string">
            <text:p>Ext4 on RAID-1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[.D38]+[.F38]" office:value-type="float" office:value="3227648" calcext:value-type="float">
            <text:p>3227648</text:p>
          </table:table-cell>
          <table:table-cell table:formula="of:=[.D39]+[.F39]-1" office:value-type="float" office:value="53559295" calcext:value-type="float">
            <text:p>53559295</text:p>
          </table:table-cell>
          <table:table-cell table:formula="of:=4096*[.G39]" office:value-type="float" office:value="50331648" calcext:value-type="float">
            <text:p>50331648</text:p>
          </table:table-cell>
          <table:table-cell table:style-name="ce6" table:formula="of:=[.G14]" office:value-type="float" office:value="12288" calcext:value-type="float">
            <text:p>12288</text:p>
          </table:table-cell>
          <table:table-cell table:style-name="ce15" table:formula="of:=[.F39]/2/1024" office:value-type="float" office:value="24576" calcext:value-type="float">
            <text:p>24576</text:p>
          </table:table-cell>
          <table:table-cell office:value-type="string" calcext:value-type="string">
            <text:p>Linux OS Part</text:p>
          </table:table-cell>
          <table:table-cell table:style-name="ce19" table:formula="of:=[.$D39]/4096" office:value-type="float" office:value="788" calcext:value-type="float">
            <text:p>788</text:p>
          </table:table-cell>
          <table:table-cell/>
          <table:table-cell office:value-type="string" calcext:value-type="string">
            <text:p>LVM on RAID-1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[.D39]+[.F39]" office:value-type="float" office:value="53559296" calcext:value-type="float">
            <text:p>53559296</text:p>
          </table:table-cell>
          <table:table-cell table:formula="of:=[.D40]+[.F40]-1" office:value-type="float" office:value="1977860095" calcext:value-type="float">
            <text:p>1977860095</text:p>
          </table:table-cell>
          <table:table-cell table:formula="of:=4096*[.G40]" office:value-type="float" office:value="1924300800" calcext:value-type="float">
            <text:p>1924300800</text:p>
          </table:table-cell>
          <table:table-cell table:style-name="ce6" table:formula="of:=[.G$4]" office:value-type="float" office:value="469800" calcext:value-type="float">
            <text:p>469800</text:p>
          </table:table-cell>
          <table:table-cell table:style-name="ce15" table:formula="of:=[.F40]/2/1024" office:value-type="float" office:value="939600" calcext:value-type="float">
            <text:p>939600</text:p>
          </table:table-cell>
          <table:table-cell office:value-type="string" calcext:value-type="string">
            <text:p>Linux Data Part</text:p>
          </table:table-cell>
          <table:table-cell table:style-name="ce19" table:formula="of:=[.$D40]/4096" office:value-type="float" office:value="13076" calcext:value-type="float">
            <text:p>13076</text:p>
          </table:table-cell>
          <table:table-cell/>
          <table:table-cell office:value-type="string" calcext:value-type="string">
            <text:p>LVM on RAID-1(+0)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[.D40]+[.F40]" office:value-type="float" office:value="1977860096" calcext:value-type="float">
            <text:p>1977860096</text:p>
          </table:table-cell>
          <table:table-cell table:formula="of:=[.D41]+[.F41]-1" office:value-type="float" office:value="3902160895" calcext:value-type="float">
            <text:p>3902160895</text:p>
          </table:table-cell>
          <table:table-cell table:formula="of:=4096*[.G41]" office:value-type="float" office:value="1924300800" calcext:value-type="float">
            <text:p>1924300800</text:p>
          </table:table-cell>
          <table:table-cell table:formula="of:=[.G$4]" office:value-type="float" office:value="469800" calcext:value-type="float">
            <text:p>469800</text:p>
          </table:table-cell>
          <table:table-cell table:style-name="ce15" table:formula="of:=[.F41]/2/1024" office:value-type="float" office:value="939600" calcext:value-type="float">
            <text:p>939600</text:p>
          </table:table-cell>
          <table:table-cell office:value-type="string" calcext:value-type="string">
            <text:p>Linux Data Part</text:p>
          </table:table-cell>
          <table:table-cell table:style-name="ce6" table:formula="of:=[.$D41]/4096" office:value-type="float" office:value="482876" calcext:value-type="float">
            <text:p>482876</text:p>
          </table:table-cell>
          <table:table-cell/>
          <table:table-cell office:value-type="string" calcext:value-type="string">
            <text:p>LVM on RAID-1(+0)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[.D41]+[.F41]" office:value-type="float" office:value="3902160896" calcext:value-type="float">
            <text:p>3902160896</text:p>
          </table:table-cell>
          <table:table-cell office:value-type="float" office:value="3907029134" calcext:value-type="float">
            <text:p>3907029134</text:p>
          </table:table-cell>
          <table:table-cell table:formula="of:=[.E42]-[.D42]+1" office:value-type="float" office:value="4868239" calcext:value-type="float">
            <text:p>4868239</text:p>
          </table:table-cell>
          <table:table-cell table:formula="of:=[.G$4]" office:value-type="float" office:value="469800" calcext:value-type="float">
            <text:p>469800</text:p>
          </table:table-cell>
          <table:table-cell table:style-name="ce15" table:formula="of:=[.F42]/2/1024" office:value-type="float" office:value="2377.06982421875" calcext:value-type="float">
            <text:p>2377</text:p>
          </table:table-cell>
          <table:table-cell office:value-type="string" calcext:value-type="string">
            <text:p>Thumbs Part</text:p>
          </table:table-cell>
          <table:table-cell table:style-name="ce6" table:formula="of:=[.$D42]/4096" office:value-type="float" office:value="952676" calcext:value-type="float">
            <text:p>952676</text:p>
          </table:table-cell>
          <table:table-cell/>
          <table:table-cell office:value-type="string" calcext:value-type="string">
            <text:p>NTFS on LVM</text:p>
          </table:table-cell>
        </table:table-row>
        <table:table-row table:style-name="ro1">
          <table:table-cell table:number-columns-repeated="5"/>
          <table:table-cell table:style-name="ce5" table:formula="of:=[.D35]-[.E42]" office:value-type="float" office:value="34" calcext:value-type="float">
            <text:p>34</text:p>
          </table:table-cell>
          <table:table-cell table:style-name="ce8"/>
          <table:table-cell table:style-name="ce16" table:formula="of:=2*[.H42]/1024" office:value-type="float" office:value="4.64271450042725" calcext:value-type="float">
            <text:p>4.64</text:p>
          </table:table-cell>
          <table:table-cell table:style-name="ce17" office:value-type="string" calcext:value-type="string">
            <text:p>GiB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12" table:formula="of:=SUM([.H40:.H41])/1024" office:value-type="float" office:value="1835.15625" calcext:value-type="float">
            <text:p>1835.156</text:p>
          </table:table-cell>
          <table:table-cell table:style-name="ce17" office:value-type="string" calcext:value-type="string">
            <text:p>GiB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S/S</text:p>
          </table:table-cell>
          <table:table-cell office:value-type="string" calcext:value-type="string">
            <text:p>HD154UI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930277168" calcext:value-type="float">
            <text:p>293027716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31500541A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930277168" calcext:value-type="float">
            <text:p>293027716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 table:number-rows-repeated="1048523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0" loext:min-decimal-places="10" number:min-integer-digits="1"/>
    </number:number-style>
    <number:number-style style:name="N123">
      <number:number number:decimal-places="9" loext:min-decimal-places="9" number:min-integer-digits="1"/>
    </number:number-style>
    <number:number-style style:name="N124">
      <number:number number:decimal-places="8" loext:min-decimal-places="8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3" loext:min-decimal-places="3" number:min-integer-digits="1"/>
    </number:number-style>
    <number:number-style style:name="N130">
      <number:number number:decimal-places="13" loext:min-decimal-places="13" number:min-integer-digits="1"/>
    </number:number-style>
    <number:number-style style:name="N131">
      <number:number number:decimal-places="12" loext:min-decimal-places="12" number:min-integer-digits="1"/>
    </number:number-style>
    <number:number-style style:name="N132">
      <number:number number:decimal-places="11" loext:min-decimal-places="11" number:min-integer-digits="1"/>
    </number:number-style>
    <number:number-style style:name="N133">
      <number:number number:decimal-places="1" loext:min-decimal-places="1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36pt" fo:margin-bottom="36pt" fo:margin-left="36pt" fo:margin-right="36pt" style:shadow="none" style:scale-to="90%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4">00/00/0000</text:date>, <text:time style:data-style-name="N2" text:time-value="09:37:01.2412432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0T08:26:00.336288622</meta:creation-date>
    <dc:date>2016-12-04T09:38:17.604953029</dc:date>
    <meta:editing-duration>PT3H2M26S</meta:editing-duration>
    <meta:editing-cycles>49</meta:editing-cycles>
    <meta:generator>LibreOffice/5.2.3.2$Linux_X86_64 LibreOffice_project/20m0$Build-2</meta:generator>
    <meta:document-statistic meta:table-count="1" meta:cell-count="283" meta:object-count="0"/>
  </office:meta>
</office:document-meta>
</file>